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~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~ Soooo~ Hooottt~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~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"Spirit Queen", I get the image
of a genie coming out of a lamp, or
some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"not-a-human" a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~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~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"self-satisfying"...
Sounds pretty lewd, don'tch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~? Fufuf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&gt;_&lt;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"Great
Sunrise Bridge" if we want to reach the
Southland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9T20:40:18+01:00</meta:creation-date>
    <dc:date>2020-01-29T20:40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